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Morris 1</text:p>
          </table:table-cell>
          <table:table-cell office:value-type="string">
            <text:p>KG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alvary Temple 1</text:p>
          </table:table-cell>
          <table:table-cell office:value-type="string">
            <text:p>KG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ilcona Park 1</text:p>
          </table:table-cell>
          <table:table-cell office:value-type="string">
            <text:p>KG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/>
          <table:table-cell office:value-type="string">
            <text:p>Morris 1</text:p>
          </table:table-cell>
          <table:table-cell office:value-type="string">
            <text:p>KG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Emmalyn Peters</text:p>
          </table:table-cell>
          <table:table-cell office:value-type="string">
            <text:p>Morris 1</text:p>
          </table:table-cell>
          <table:table-cell office:value-type="string">
            <text:p>KG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Kellan Peters</text:p>
          </table:table-cell>
          <table:table-cell office:value-type="string">
            <text:p>Morris 1</text:p>
          </table:table-cell>
          <table:table-cell office:value-type="string">
            <text:p>KG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eah Martin</text:p>
          </table:table-cell>
          <table:table-cell office:value-type="string">
            <text:p>Morris 1</text:p>
          </table:table-cell>
          <table:table-cell office:value-type="string">
            <text:p>KG</text:p>
          </table:table-cell>
          <table:table-cell office:value-type="float" office:value="-10">
            <text:p>-1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orris 1</text:p>
          </table:table-cell>
          <table:table-cell office:value-type="string">
            <text:p>KG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Kacia Beaulieu</text:p>
          </table:table-cell>
          <table:table-cell office:value-type="string">
            <text:p>Calvary Temple 1</text:p>
          </table:table-cell>
          <table:table-cell office:value-type="string">
            <text:p>K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alvary Temple 1</text:p>
          </table:table-cell>
          <table:table-cell office:value-type="string">
            <text:p>KG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dam Danko</text:p>
          </table:table-cell>
          <table:table-cell office:value-type="string">
            <text:p>Calvary Temple 1</text:p>
          </table:table-cell>
          <table:table-cell office:value-type="string">
            <text:p>KG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arson Wiebe #</text:p>
          </table:table-cell>
          <table:table-cell office:value-type="string">
            <text:p>Calvary Temple 1</text:p>
          </table:table-cell>
          <table:table-cell office:value-type="string">
            <text:p>KG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alvary Temple 1</text:p>
          </table:table-cell>
          <table:table-cell office:value-type="string">
            <text:p>KG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Grace Wall</text:p>
          </table:table-cell>
          <table:table-cell office:value-type="string">
            <text:p>Kilcona Park 1</text:p>
          </table:table-cell>
          <table:table-cell office:value-type="string">
            <text:p>K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rooklynne Grieger</text:p>
          </table:table-cell>
          <table:table-cell office:value-type="string">
            <text:p>Kilcona Park 1</text:p>
          </table:table-cell>
          <table:table-cell office:value-type="string">
            <text:p>KG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ichelle Bahamon</text:p>
          </table:table-cell>
          <table:table-cell office:value-type="string">
            <text:p>Kilcona Park 1</text:p>
          </table:table-cell>
          <table:table-cell office:value-type="string">
            <text:p>KG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Kendra Grieger</text:p>
          </table:table-cell>
          <table:table-cell office:value-type="string">
            <text:p>Kilcona Park 1</text:p>
          </table:table-cell>
          <table:table-cell office:value-type="string">
            <text:p>KG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Kilcona Park 1</text:p>
          </table:table-cell>
          <table:table-cell office:value-type="string">
            <text:p>KG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3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24:35.78</meta:creation-date>
    <dc:date>2019-11-03T18:33:34.63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5" meta:object-count="0"/>
  </office:meta>
</office:document-meta>
</file>